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473097" officeooo:paragraph-rsid="00473097" style:font-size-asian="15.75pt" style:font-size-complex="18pt"/>
    </style:style>
    <style:style style:name="P2" style:family="paragraph" style:parent-style-name="Standard">
      <style:text-properties fo:font-size="18pt" officeooo:rsid="004e6194" officeooo:paragraph-rsid="004e6194" style:font-size-asian="15.75pt" style:font-size-complex="18pt"/>
    </style:style>
    <style:style style:name="P3" style:family="paragraph" style:parent-style-name="Standard">
      <style:text-properties fo:font-size="18pt" officeooo:rsid="00524c97" officeooo:paragraph-rsid="00524c97" style:font-size-asian="15.75pt" style:font-size-complex="18pt"/>
    </style:style>
    <style:style style:name="P4" style:family="paragraph" style:parent-style-name="Standard">
      <style:text-properties style:font-name="Liberation Serif" fo:font-size="18pt" style:font-size-asian="18pt" style:font-size-complex="18pt"/>
    </style:style>
    <style:style style:name="P5" style:family="paragraph" style:parent-style-name="Standard" style:list-style-name="L1">
      <style:text-properties style:font-name="Liberation Serif" fo:font-size="18pt" style:font-size-asian="18pt" style:font-size-complex="18pt"/>
    </style:style>
    <style:style style:name="P6" style:family="paragraph" style:parent-style-name="Standard">
      <style:text-properties style:font-name="Liberation Serif" fo:font-size="18pt" officeooo:rsid="0024e6f2" officeooo:paragraph-rsid="0024e6f2" style:font-size-asian="18pt" style:font-size-complex="18pt"/>
    </style:style>
    <style:style style:name="P7" style:family="paragraph" style:parent-style-name="Standard">
      <style:text-properties style:font-name="Liberation Serif" fo:font-size="18pt" officeooo:rsid="0026e1f1" officeooo:paragraph-rsid="0026e1f1" style:font-size-asian="18pt" style:font-size-complex="18pt"/>
    </style:style>
    <style:style style:name="P8" style:family="paragraph" style:parent-style-name="Standard">
      <style:text-properties style:font-name="Liberation Serif" fo:font-size="18pt" officeooo:rsid="0026e1f1" officeooo:paragraph-rsid="0028731e" style:font-size-asian="18pt" style:font-size-complex="18pt"/>
    </style:style>
    <style:style style:name="P9" style:family="paragraph" style:parent-style-name="Standard">
      <style:text-properties style:font-name="Liberation Serif" fo:font-size="18pt" officeooo:rsid="0028731e" officeooo:paragraph-rsid="0028731e" style:font-size-asian="18pt" style:font-size-complex="18pt"/>
    </style:style>
    <style:style style:name="P10" style:family="paragraph" style:parent-style-name="Standard">
      <style:text-properties style:font-name="Liberation Serif" fo:font-size="18pt" officeooo:rsid="002b81aa" officeooo:paragraph-rsid="002b81aa" style:font-size-asian="18pt" style:font-size-complex="18pt"/>
    </style:style>
    <style:style style:name="P11" style:family="paragraph" style:parent-style-name="Standard">
      <style:text-properties style:font-name="Liberation Serif" fo:font-size="18pt" officeooo:rsid="002bc64c" officeooo:paragraph-rsid="002bc64c" style:font-size-asian="18pt" style:font-size-complex="18pt"/>
    </style:style>
    <style:style style:name="P12" style:family="paragraph" style:parent-style-name="Standard">
      <style:text-properties officeooo:paragraph-rsid="0024e6f2"/>
    </style:style>
    <style:style style:name="P13" style:family="paragraph" style:parent-style-name="Standard">
      <style:text-properties officeooo:paragraph-rsid="002c97a0"/>
    </style:style>
    <style:style style:name="P14" style:family="paragraph" style:parent-style-name="Standard">
      <style:text-properties officeooo:rsid="002c97a0" officeooo:paragraph-rsid="002c97a0"/>
    </style:style>
    <style:style style:name="P15" style:family="paragraph" style:parent-style-name="Standard">
      <style:text-properties officeooo:paragraph-rsid="002e517c"/>
    </style:style>
    <style:style style:name="P16" style:family="paragraph" style:parent-style-name="Standard">
      <style:text-properties officeooo:rsid="002f2110" officeooo:paragraph-rsid="002f2110"/>
    </style:style>
    <style:style style:name="P17" style:family="paragraph" style:parent-style-name="Standard">
      <style:text-properties officeooo:rsid="0035192a" officeooo:paragraph-rsid="0035192a"/>
    </style:style>
    <style:style style:name="P18" style:family="paragraph" style:parent-style-name="Standard">
      <style:text-properties officeooo:paragraph-rsid="0035192a"/>
    </style:style>
    <style:style style:name="P19" style:family="paragraph" style:parent-style-name="Standard">
      <style:text-properties officeooo:rsid="00361115" officeooo:paragraph-rsid="00361115"/>
    </style:style>
    <style:style style:name="P20" style:family="paragraph" style:parent-style-name="Standard">
      <style:text-properties officeooo:rsid="0036f887" officeooo:paragraph-rsid="0036f887"/>
    </style:style>
    <style:style style:name="P21" style:family="paragraph" style:parent-style-name="Standard">
      <style:text-properties officeooo:rsid="0038ed17" officeooo:paragraph-rsid="0038ed17"/>
    </style:style>
    <style:style style:name="P22" style:family="paragraph" style:parent-style-name="Standard">
      <style:text-properties officeooo:rsid="0038ed17" officeooo:paragraph-rsid="003bc905"/>
    </style:style>
    <style:style style:name="P23" style:family="paragraph" style:parent-style-name="Standard">
      <style:text-properties officeooo:rsid="0038ed17" officeooo:paragraph-rsid="003cceb4"/>
    </style:style>
    <style:style style:name="P24" style:family="paragraph" style:parent-style-name="Standard">
      <style:text-properties officeooo:paragraph-rsid="0038ed17"/>
    </style:style>
    <style:style style:name="P25" style:family="paragraph" style:parent-style-name="Standard">
      <style:text-properties officeooo:rsid="0038f80f" officeooo:paragraph-rsid="0038f80f"/>
    </style:style>
    <style:style style:name="P26" style:family="paragraph" style:parent-style-name="Standard">
      <style:text-properties officeooo:rsid="003acb72" officeooo:paragraph-rsid="003acb72"/>
    </style:style>
    <style:style style:name="P27" style:family="paragraph" style:parent-style-name="Standard">
      <style:text-properties officeooo:paragraph-rsid="003acb72"/>
    </style:style>
    <style:style style:name="P28" style:family="paragraph" style:parent-style-name="Standard">
      <style:text-properties officeooo:paragraph-rsid="003bc905"/>
    </style:style>
    <style:style style:name="P29" style:family="paragraph" style:parent-style-name="Standard">
      <style:text-properties officeooo:rsid="003d392e" officeooo:paragraph-rsid="003d392e"/>
    </style:style>
    <style:style style:name="P30" style:family="paragraph" style:parent-style-name="Standard">
      <style:text-properties officeooo:paragraph-rsid="003d392e"/>
    </style:style>
    <style:style style:name="P31" style:family="paragraph" style:parent-style-name="Standard">
      <style:text-properties officeooo:rsid="003ee1c3" officeooo:paragraph-rsid="003ee1c3"/>
    </style:style>
    <style:style style:name="P32" style:family="paragraph" style:parent-style-name="Standard">
      <style:text-properties officeooo:paragraph-rsid="003ee1c3"/>
    </style:style>
    <style:style style:name="P33" style:family="paragraph" style:parent-style-name="Standard">
      <style:text-properties officeooo:rsid="003fcd42" officeooo:paragraph-rsid="003fcd42"/>
    </style:style>
    <style:style style:name="P34" style:family="paragraph" style:parent-style-name="Standard">
      <style:text-properties officeooo:rsid="003fcd42" officeooo:paragraph-rsid="0040a49c"/>
    </style:style>
    <style:style style:name="P35" style:family="paragraph" style:parent-style-name="Standard">
      <style:text-properties officeooo:rsid="0040a49c" officeooo:paragraph-rsid="0040a49c"/>
    </style:style>
    <style:style style:name="P36" style:family="paragraph" style:parent-style-name="Standard">
      <style:text-properties fo:font-size="20pt" officeooo:rsid="0040a49c" officeooo:paragraph-rsid="0040a49c" style:font-size-asian="20pt" style:font-size-complex="20pt"/>
    </style:style>
    <style:style style:name="P37" style:family="paragraph" style:parent-style-name="Standard">
      <style:text-properties officeooo:paragraph-rsid="00473097"/>
    </style:style>
    <style:style style:name="P38" style:family="paragraph" style:parent-style-name="Standard">
      <style:text-properties officeooo:rsid="00473097" officeooo:paragraph-rsid="00473097"/>
    </style:style>
    <style:style style:name="P39" style:family="paragraph" style:parent-style-name="Standard">
      <style:text-properties officeooo:rsid="0047b764" officeooo:paragraph-rsid="0047b764"/>
    </style:style>
    <style:style style:name="P40" style:family="paragraph" style:parent-style-name="Standard">
      <style:text-properties officeooo:paragraph-rsid="0047b764"/>
    </style:style>
    <style:style style:name="P41" style:family="paragraph" style:parent-style-name="Standard">
      <style:text-properties officeooo:rsid="0048aa7e" officeooo:paragraph-rsid="0048aa7e"/>
    </style:style>
    <style:style style:name="P42" style:family="paragraph" style:parent-style-name="Standard">
      <style:text-properties officeooo:paragraph-rsid="0048aa7e"/>
    </style:style>
    <style:style style:name="P43" style:family="paragraph" style:parent-style-name="Standard">
      <style:text-properties officeooo:rsid="0049c92a" officeooo:paragraph-rsid="0049c92a"/>
    </style:style>
    <style:style style:name="P44" style:family="paragraph" style:parent-style-name="Standard">
      <style:text-properties officeooo:paragraph-rsid="004cecf2"/>
    </style:style>
    <style:style style:name="P45" style:family="paragraph" style:parent-style-name="Standard">
      <style:text-properties officeooo:paragraph-rsid="00504fa3"/>
    </style:style>
    <style:style style:name="P46" style:family="paragraph" style:parent-style-name="Standard">
      <style:text-properties officeooo:paragraph-rsid="00524c97"/>
    </style:style>
    <style:style style:name="P47" style:family="paragraph" style:parent-style-name="Standard">
      <style:text-properties officeooo:rsid="00552e6f" officeooo:paragraph-rsid="00552e6f"/>
    </style:style>
    <style:style style:name="P48" style:family="paragraph" style:parent-style-name="Standard">
      <style:text-properties officeooo:paragraph-rsid="00552e6f"/>
    </style:style>
    <style:style style:name="P49" style:family="paragraph" style:parent-style-name="Standard">
      <style:text-properties officeooo:rsid="0055ed4a" officeooo:paragraph-rsid="0055ed4a"/>
    </style:style>
    <style:style style:name="P50" style:family="paragraph" style:parent-style-name="Standard">
      <style:text-properties officeooo:rsid="005614bd" officeooo:paragraph-rsid="005614bd"/>
    </style:style>
    <style:style style:name="P51" style:family="paragraph" style:parent-style-name="Standard">
      <style:text-properties officeooo:paragraph-rsid="005614bd"/>
    </style:style>
    <style:style style:name="P52" style:family="paragraph" style:parent-style-name="Standard">
      <style:text-properties officeooo:rsid="0058168f" officeooo:paragraph-rsid="0058168f"/>
    </style:style>
    <style:style style:name="P53" style:family="paragraph" style:parent-style-name="Standard">
      <style:text-properties officeooo:paragraph-rsid="0058168f"/>
    </style:style>
    <style:style style:name="P54" style:family="paragraph" style:parent-style-name="Standard">
      <style:text-properties officeooo:rsid="005b83f8" officeooo:paragraph-rsid="005b83f8"/>
    </style:style>
    <style:style style:name="P55" style:family="paragraph" style:parent-style-name="Standard">
      <style:text-properties officeooo:paragraph-rsid="005b83f8"/>
    </style:style>
    <style:style style:name="P56" style:family="paragraph" style:parent-style-name="Standard">
      <style:text-properties officeooo:rsid="005cf361" officeooo:paragraph-rsid="005cf361"/>
    </style:style>
    <style:style style:name="P57" style:family="paragraph" style:parent-style-name="Standard">
      <style:text-properties officeooo:rsid="005cf361" officeooo:paragraph-rsid="005e9e3d"/>
    </style:style>
    <style:style style:name="P58" style:family="paragraph" style:parent-style-name="Standard">
      <style:text-properties officeooo:paragraph-rsid="005cf361"/>
    </style:style>
    <style:style style:name="P59" style:family="paragraph" style:parent-style-name="Standard">
      <style:text-properties officeooo:rsid="00624a77" officeooo:paragraph-rsid="00624a77"/>
    </style:style>
    <style:style style:name="P60" style:family="paragraph" style:parent-style-name="Standard">
      <style:text-properties officeooo:paragraph-rsid="00624a77"/>
    </style:style>
    <style:style style:name="P61" style:family="paragraph" style:parent-style-name="Standard">
      <style:text-properties officeooo:rsid="00662e9c" officeooo:paragraph-rsid="00662e9c"/>
    </style:style>
    <style:style style:name="P62" style:family="paragraph" style:parent-style-name="Standard">
      <style:text-properties officeooo:paragraph-rsid="00662e9c"/>
    </style:style>
    <style:style style:name="P63" style:family="paragraph" style:parent-style-name="Standard">
      <style:text-properties officeooo:rsid="00697fa3" officeooo:paragraph-rsid="00697fa3"/>
    </style:style>
    <style:style style:name="P64" style:family="paragraph" style:parent-style-name="Standard">
      <style:text-properties officeooo:paragraph-rsid="00697fa3"/>
    </style:style>
    <style:style style:name="T1" style:family="text">
      <style:text-properties officeooo:rsid="0017231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9fe92"/>
    </style:style>
    <style:style style:name="T4" style:family="text">
      <style:text-properties fo:color="#0000cd"/>
    </style:style>
    <style:style style:name="T5" style:family="text">
      <style:text-properties fo:color="#0000cd" fo:font-size="18pt" style:font-size-asian="15.75pt" style:font-size-complex="18pt"/>
    </style:style>
    <style:style style:name="T6" style:family="text">
      <style:text-properties fo:color="#0000cd" fo:font-size="18pt" officeooo:rsid="00524c97" style:font-size-asian="15.75pt" style:font-size-complex="18pt"/>
    </style:style>
    <style:style style:name="T7" style:family="text">
      <style:text-properties fo:color="#a52a2a"/>
    </style:style>
    <style:style style:name="T8" style:family="text">
      <style:text-properties fo:color="#a52a2a" officeooo:rsid="002e517c"/>
    </style:style>
    <style:style style:name="T9" style:family="text">
      <style:text-properties fo:color="#a52a2a" fo:font-size="18pt" style:font-size-asian="15.75pt" style:font-size-complex="18pt"/>
    </style:style>
    <style:style style:name="T10" style:family="text">
      <style:text-properties fo:color="#a52a2a" fo:font-size="18pt" officeooo:rsid="00524c97" style:font-size-asian="15.75pt" style:font-size-complex="18pt"/>
    </style:style>
    <style:style style:name="T11" style:family="text">
      <style:text-properties fo:color="#000000"/>
    </style:style>
    <style:style style:name="T12" style:family="text">
      <style:text-properties fo:color="#000000" officeooo:rsid="001a6b17"/>
    </style:style>
    <style:style style:name="T13" style:family="text">
      <style:text-properties fo:color="#000000" style:font-name="Liberation Serif" fo:font-size="18pt" fo:font-weight="normal" officeooo:rsid="002059c7" style:font-size-asian="18pt" style:font-weight-asian="normal" style:font-size-complex="18pt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2059c7" style:font-weight-asian="normal" style:font-weight-complex="normal"/>
    </style:style>
    <style:style style:name="T16" style:family="text">
      <style:text-properties fo:color="#000000" fo:font-weight="normal" officeooo:rsid="001b6b3f" style:font-weight-asian="normal" style:font-weight-complex="normal"/>
    </style:style>
    <style:style style:name="T17" style:family="text">
      <style:text-properties fo:color="#000000" fo:font-weight="normal" officeooo:rsid="001cd737" style:font-weight-asian="normal" style:font-weight-complex="normal"/>
    </style:style>
    <style:style style:name="T18" style:family="text">
      <style:text-properties fo:color="#000000" fo:font-size="18pt" style:font-size-asian="15.75pt" style:font-size-complex="18pt"/>
    </style:style>
    <style:style style:name="T19" style:family="text">
      <style:text-properties fo:color="#000000" fo:font-size="18pt" officeooo:rsid="00473097" style:font-size-asian="15.75pt" style:font-size-complex="18pt"/>
    </style:style>
    <style:style style:name="T20" style:family="text">
      <style:text-properties fo:color="#000000" fo:font-size="18pt" officeooo:rsid="004e6194" style:font-size-asian="15.75pt" style:font-size-complex="18pt"/>
    </style:style>
    <style:style style:name="T21" style:family="text">
      <style:text-properties fo:color="#000000" fo:font-size="18pt" officeooo:rsid="00524c97" style:font-size-asian="15.75pt" style:font-size-complex="18pt"/>
    </style:style>
    <style:style style:name="T22" style:family="text">
      <style:text-properties fo:color="#000000" fo:font-size="18pt" officeooo:rsid="00552e6f" style:font-size-asian="15.75pt" style:font-size-complex="18pt"/>
    </style:style>
    <style:style style:name="T23" style:family="text">
      <style:text-properties fo:color="#000000" fo:font-size="18pt" officeooo:rsid="005614bd" style:font-size-asian="15.75pt" style:font-size-complex="18pt"/>
    </style:style>
    <style:style style:name="T24" style:family="text">
      <style:text-properties fo:color="#000000" fo:font-size="18pt" officeooo:rsid="0058168f" style:font-size-asian="15.75pt" style:font-size-complex="18pt"/>
    </style:style>
    <style:style style:name="T25" style:family="text">
      <style:text-properties fo:color="#000000" fo:font-size="18pt" officeooo:rsid="005ccee0" style:font-size-asian="15.75pt" style:font-size-complex="18pt"/>
    </style:style>
    <style:style style:name="T26" style:family="text">
      <style:text-properties fo:color="#000000" fo:font-size="18pt" officeooo:rsid="005cf361" style:font-size-asian="15.75pt" style:font-size-complex="18pt"/>
    </style:style>
    <style:style style:name="T27" style:family="text">
      <style:text-properties fo:color="#000000" fo:font-size="18pt" officeooo:rsid="005e9e3d" style:font-size-asian="15.75pt" style:font-size-complex="18pt"/>
    </style:style>
    <style:style style:name="T28" style:family="text">
      <style:text-properties fo:color="#000000" fo:font-size="18pt" officeooo:rsid="00628c16" style:font-size-asian="15.75pt" style:font-size-complex="18pt"/>
    </style:style>
    <style:style style:name="T29" style:family="text">
      <style:text-properties fo:color="#000000" fo:font-size="18pt" officeooo:rsid="00662e9c" style:font-size-asian="15.75pt" style:font-size-complex="18pt"/>
    </style:style>
    <style:style style:name="T30" style:family="text">
      <style:text-properties fo:color="#000000" fo:font-size="18pt" officeooo:rsid="00697fa3" style:font-size-asian="15.75pt" style:font-size-complex="18pt"/>
    </style:style>
    <style:style style:name="T31" style:family="text">
      <style:text-properties fo:color="#000000" officeooo:rsid="0031700e"/>
    </style:style>
    <style:style style:name="T32" style:family="text">
      <style:text-properties fo:color="#000000" officeooo:rsid="00361115"/>
    </style:style>
    <style:style style:name="T33" style:family="text">
      <style:text-properties fo:color="#000000" officeooo:rsid="0038ed17"/>
    </style:style>
    <style:style style:name="T34" style:family="text">
      <style:text-properties fo:color="#000000" officeooo:rsid="003acb72"/>
    </style:style>
    <style:style style:name="T35" style:family="text">
      <style:text-properties fo:color="#000000" officeooo:rsid="003bc905"/>
    </style:style>
    <style:style style:name="T36" style:family="text">
      <style:text-properties fo:color="#000000" officeooo:rsid="003cceb4"/>
    </style:style>
    <style:style style:name="T37" style:family="text">
      <style:text-properties fo:color="#000000" officeooo:rsid="003d392e"/>
    </style:style>
    <style:style style:name="T38" style:family="text">
      <style:text-properties fo:color="#000000" officeooo:rsid="003fcd42"/>
    </style:style>
    <style:style style:name="T39" style:family="text">
      <style:text-properties fo:color="#000000" officeooo:rsid="0040a49c"/>
    </style:style>
    <style:style style:name="T40" style:family="text">
      <style:text-properties fo:color="#000000" officeooo:rsid="0041312c"/>
    </style:style>
    <style:style style:name="T41" style:family="text">
      <style:text-properties fo:color="#000000" officeooo:rsid="00473097"/>
    </style:style>
    <style:style style:name="T42" style:family="text">
      <style:text-properties fo:color="#000000" officeooo:rsid="004837ab"/>
    </style:style>
    <style:style style:name="T43" style:family="text">
      <style:text-properties fo:color="#000000" officeooo:rsid="0049c92a"/>
    </style:style>
    <style:style style:name="T44" style:family="text">
      <style:text-properties style:font-name="Liberation Serif" fo:font-size="18pt" style:font-size-asian="18pt" style:font-size-complex="18pt"/>
    </style:style>
    <style:style style:name="T45" style:family="text">
      <style:text-properties style:font-name="Liberation Serif" fo:font-size="18pt" officeooo:rsid="002bc64c" style:font-size-asian="18pt" style:font-size-complex="18pt"/>
    </style:style>
    <style:style style:name="T46" style:family="text">
      <style:text-properties fo:font-weight="bold"/>
    </style:style>
    <style:style style:name="T47" style:family="text">
      <style:text-properties officeooo:rsid="001dbb48"/>
    </style:style>
    <style:style style:name="T48" style:family="text">
      <style:text-properties officeooo:rsid="002105f7"/>
    </style:style>
    <style:style style:name="T49" style:family="text">
      <style:text-properties fo:font-weight="normal" officeooo:rsid="001a0d3d" style:font-weight-asian="normal" style:font-weight-complex="normal"/>
    </style:style>
    <style:style style:name="T50" style:family="text">
      <style:text-properties officeooo:rsid="0026e1f1"/>
    </style:style>
    <style:style style:name="T51" style:family="text">
      <style:text-properties officeooo:rsid="0028731e"/>
    </style:style>
    <style:style style:name="T52" style:family="text">
      <style:text-properties officeooo:rsid="002c97a0"/>
    </style:style>
    <style:style style:name="T53" style:family="text">
      <style:text-properties officeooo:rsid="003315a0"/>
    </style:style>
    <style:style style:name="T54" style:family="text">
      <style:text-properties officeooo:rsid="0033718e"/>
    </style:style>
    <style:style style:name="T55" style:family="text">
      <style:text-properties fo:color="#ff0000"/>
    </style:style>
    <style:style style:name="T56" style:family="text">
      <style:text-properties fo:color="#ff0000" fo:font-size="18pt" style:font-size-asian="15.75pt" style:font-size-complex="18pt"/>
    </style:style>
    <style:style style:name="T57" style:family="text">
      <style:text-properties fo:color="#ff0000" fo:font-size="18pt" officeooo:rsid="00524c97" style:font-size-asian="15.75pt" style:font-size-complex="18pt"/>
    </style:style>
    <style:style style:name="T58" style:family="text">
      <style:text-properties fo:color="#008000"/>
    </style:style>
    <style:style style:name="T59" style:family="text">
      <style:text-properties fo:color="#008000" fo:font-size="18pt" style:font-size-asian="15.75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2] Explain methods of array and string with examples.</text:p>
      <text:p text:style-name="P4"/>
      <text:p text:style-name="P4">Ans:</text:p>
      <text:p text:style-name="P4"/>
      <text:p text:style-name="P4"><text:tab/><text:tab/><text:tab/><text:tab/><text:tab/>String methods</text:p>
      <text:p text:style-name="P4"/>
      <text:p text:style-name="P4">i) string.constructor</text:p>
      <text:p text:style-name="P4"><text:span text:style-name="T1"><text:tab/><text:tab/></text:span>A constructor returns a reference to the string function that created the instance's prototype.</text:p>
      <text:p text:style-name="P4"/>
      <text:p text:style-name="P4">Example</text:p>
      <text:p text:style-name="P4"><text:tab/><text:span text:style-name="T3">&lt;script&gt;</text:span></text:p>
      <text:p text:style-name="P4"><text:s text:c="8"/><text:tab/>var str = new String( "This is string" );</text:p>
      <text:p text:style-name="P4"><text:s text:c="9"/><text:tab/>document.write("str.constructor is:" + str.constructor); </text:p>
      <text:p text:style-name="P4"><text:s text:c="5"/><text:tab/><text:span text:style-name="T3">&lt;/script&gt;</text:span></text:p>
      <text:p text:style-name="P4">Output:<text:tab/><text:tab/><text:tab/></text:p>
      <text:p text:style-name="P4"><text:tab/><text:tab/>str.constructor is:function String() { [native code] } </text:p>
      <text:p text:style-name="P4"/>
      <text:p text:style-name="P4">ii) <text:s/>string.concat()</text:p>
      <text:p text:style-name="P4"><text:span text:style-name="T49"><text:tab/><text:tab/></text:span>The concat() method is used to join two or more strings.</text:p>
      <text:p text:style-name="P4">This method does not change the existing strings, but returns a new string containing the text of the joined strings.</text:p>
      <text:p text:style-name="P4"/>
      <text:p text:style-name="P4">Example</text:p>
      <text:p text:style-name="P4"><text:tab/>var str1 = "Hello ";</text:p>
      <text:p text:style-name="P4"><text:s text:c="4"/><text:tab/>var str2 = "world!";</text:p>
      <text:p text:style-name="P4"><text:s text:c="4"/><text:tab/>var str3 = " Have a nice day!";</text:p>
      <text:p text:style-name="P4"><text:s text:c="4"/><text:tab/>var res = str1.concat(str2, str3);</text:p>
      <text:p text:style-name="P4"><text:span text:style-name="T11"><text:s text:c="4"/><text:tab/></text:span><text:span text:style-name="T12">console.log(</text:span><text:span text:style-name="T11">res</text:span><text:span text:style-name="T12">)</text:span><text:span text:style-name="T11">;</text:span></text:p>
      <text:p text:style-name="P4"/>
      <text:p text:style-name="P4">Output:</text:p>
      <text:p text:style-name="P4"><text:span text:style-name="T16"><text:tab/></text:span><text:span text:style-name="T11">Hello world! Have a nice day!</text:span></text:p>
      <text:p text:style-name="P4"/>
      <text:p text:style-name="P4"><text:span text:style-name="T17">i</text:span><text:span text:style-name="T14">ii) </text:span><text:span text:style-name="T17">fromCharCode()</text:span></text:p>
      <text:p text:style-name="P4"><text:soft-page-break/><text:tab/>The fromCharCode() method converts Unicode values into characters.</text:p>
      <text:p text:style-name="P4"><text:span text:style-name="T46">Note:</text:span> This is a static method of the String object, and the syntax is always String.fromCharCode().</text:p>
      <text:p text:style-name="P4"/>
      <text:p text:style-name="P4">Example</text:p>
      <text:p text:style-name="P4"><text:tab/> var res = String.fromCharCode(72, 73);</text:p>
      <text:p text:style-name="P4"><text:s text:c="2"/><text:tab/><text:span text:style-name="T47">console.log(</text:span> res<text:span text:style-name="T47">)</text:span>;</text:p>
      <text:p text:style-name="P4"><text:span text:style-name="T17">O</text:span><text:span text:style-name="T14">utput</text:span></text:p>
      <text:p text:style-name="P4"><text:tab/>hi</text:p>
      <text:p text:style-name="P4"/>
      <text:p text:style-name="P4"><text:span text:style-name="T14">iv) </text:span><text:span text:style-name="T15">includes()</text:span></text:p>
      <text:p text:style-name="Standard"><text:span text:style-name="T13"><text:tab/>The </text:span><text:span text:style-name="Source_20_Text"><text:span text:style-name="T13">includes()</text:span></text:span><text:span text:style-name="T13"> method determines whether a string contains the characters of a specified string.</text:span></text:p>
      <text:p text:style-name="Standard"><text:span text:style-name="T44">This method returns </text:span><text:span text:style-name="Source_20_Text"><text:span text:style-name="T44">true</text:span></text:span><text:span text:style-name="T44"> if the string contains the characters, and </text:span><text:span text:style-name="Source_20_Text"><text:span text:style-name="T44">false</text:span></text:span><text:span text:style-name="T44"> if not.</text:span></text:p>
      <text:p text:style-name="P4"/>
      <text:p text:style-name="P4">Example</text:p>
      <text:p text:style-name="P4"><text:tab/>var str = "Hello world, welcome to the universe.";</text:p>
      <text:p text:style-name="P4"><text:s/><text:tab/>var n = str.includes("world");</text:p>
      <text:p text:style-name="P4"><text:s/><text:tab/>console.log(n);</text:p>
      <text:p text:style-name="P4"><text:tab/><text:span text:style-name="T48">n=str.includes(“people”);</text:span></text:p>
      <text:p text:style-name="P4"><text:tab/>console.log(n);</text:p>
      <text:p text:style-name="P4"/>
      <text:p text:style-name="P4">Output</text:p>
      <text:p text:style-name="P4"><text:tab/>true</text:p>
      <text:p text:style-name="P4"><text:tab/>false</text:p>
      <text:p text:style-name="P4">v) localCompare()</text:p>
      <text:p text:style-name="P4"><text:span text:style-name="T48"><text:tab/></text:span>The localeCompare() method compares two strings in the current locale.</text:p>
      <text:p text:style-name="P4">The locale is based on the language settings of the browser.</text:p>
      <text:p text:style-name="Standard"><text:span text:style-name="T44">The localeCompare() method returns a number indicating whether the </text:span><text:span text:style-name="Emphasis"><text:span text:style-name="T44">string</text:span></text:span><text:span text:style-name="T44"> comes before, after or is equal as the </text:span><text:span text:style-name="Emphasis"><text:span text:style-name="T44">compareString</text:span></text:span><text:span text:style-name="T44"> in </text:span><text:span text:style-name="Strong_20_Emphasis"><text:span text:style-name="T44">sort order</text:span></text:span><text:span text:style-name="T44">.</text:span></text:p>
      <text:p text:style-name="P4"><text:soft-page-break/><text:span text:style-name="T48"><text:tab/></text:span>The localeCompare method returns a number indicating whether str1 comes before, after or is the same as str2 in sort order.</text:p>
      <text:list xml:id="list6573849053065519097" text:style-name="L1">
        <text:list-item>
          <text:p text:style-name="P5">Returns -1 if str1 is sorted before str2 </text:p>
        </text:list-item>
        <text:list-item>
          <text:p text:style-name="P5">Returns 0 if the two strings are equal </text:p>
        </text:list-item>
        <text:list-item>
          <text:p text:style-name="P5">Returns 1 if str1 is sorted after str2 </text:p>
        </text:list-item>
      </text:list>
      <text:p text:style-name="P4"/>
      <text:p text:style-name="P4">Example </text:p>
      <text:p text:style-name="P4"><text:tab/>var str1 = "ab";</text:p>
      <text:p text:style-name="P4"><text:s text:c="2"/><text:tab/>var str2 = "cd";</text:p>
      <text:p text:style-name="P4"><text:s text:c="2"/><text:tab/>var n = str1.localeCompare(str2);</text:p>
      <text:p text:style-name="P4"><text:s text:c="2"/><text:tab/><text:span text:style-name="T54">console.log(</text:span>n<text:span text:style-name="T54">)</text:span>;</text:p>
      <text:p text:style-name="P4"/>
      <text:p text:style-name="P4">Output</text:p>
      <text:p text:style-name="P4"><text:tab/>-1</text:p>
      <text:p text:style-name="P4"/>
      <text:p text:style-name="P6">vi) <text:span text:style-name="T50">repeat()</text:span></text:p>
      <text:p text:style-name="P12"><text:span text:style-name="T2"><text:tab/>The repeat() method returns a new string with a specified number of copies of the string it was called on.</text:span></text:p>
      <text:p text:style-name="P6"/>
      <text:p text:style-name="P7">Example</text:p>
      <text:p text:style-name="P7"><text:tab/></text:p>
      <text:p text:style-name="P8"><text:span text:style-name="T51">var str = "Hello world!";</text:span></text:p>
      <text:p text:style-name="P9"><text:span text:style-name="T53">console.log(</text:span>str.repeat(2)<text:span text:style-name="T53">)</text:span>;</text:p>
      <text:p text:style-name="P9"/>
      <text:p text:style-name="P10">Output</text:p>
      <text:p text:style-name="P10"/>
      <text:p text:style-name="P10"><text:tab/>Hello world!Hello world!</text:p>
      <text:p text:style-name="P10"/>
      <text:p text:style-name="P11"><text:span text:style-name="T52">Vi</text:span>i) <text:span text:style-name="T52">replace()</text:span></text:p>
      <text:p text:style-name="P11"/>
      <text:p text:style-name="P13"><text:span text:style-name="T45"><text:tab/></text:span>The replace() method searches a string for a specified value, or a <text:span text:style-name="Emphasis">regular expression</text:span>, and returns a new string where the specified values are replaced.</text:p>
      <text:p text:style-name="P14"><text:soft-page-break/>Example</text:p>
      <text:p text:style-name="P15"><text:span text:style-name="T4"><text:tab/>var</text:span><text:span text:style-name="T11"> str = </text:span><text:span text:style-name="T7">"Visit </text:span><text:span text:style-name="T8">Us</text:span><text:span text:style-name="T7">!"</text:span><text:span text:style-name="T11">;<text:line-break/><text:tab/></text:span><text:span text:style-name="T4">var</text:span><text:span text:style-name="T11"> res = str.replace(</text:span><text:span text:style-name="T7">"</text:span><text:span text:style-name="T8">Us</text:span><text:span text:style-name="T7">"</text:span><text:span text:style-name="T11">,</text:span><text:span text:style-name="T7">"</text:span><text:span text:style-name="T8">LetsUpgrade</text:span><text:span text:style-name="T7">"</text:span><text:span text:style-name="T11">);</text:span></text:p>
      <text:p text:style-name="P15"><text:span text:style-name="T11"><text:tab/></text:span><text:span text:style-name="T31">console.log(res);</text:span></text:p>
      <text:p text:style-name="P15"><text:span text:style-name="T31"/></text:p>
      <text:p text:style-name="P16"><text:span text:style-name="T11">Output</text:span></text:p>
      <text:p text:style-name="P16"><text:span text:style-name="T11"/></text:p>
      <text:p text:style-name="P16"><text:span text:style-name="T11"><text:tab/>Visit LetsUpgrade!</text:span></text:p>
      <text:p text:style-name="P16"><text:span text:style-name="T11"/></text:p>
      <text:p text:style-name="P17"><text:span text:style-name="T11">Viii) </text:span><text:span text:style-name="T32">slice()</text:span></text:p>
      <text:p text:style-name="P17"><text:span text:style-name="T32"/></text:p>
      <text:p text:style-name="P18"><text:span text:style-name="T32"><text:tab/>The slice() method extracts parts of a string and returns the extracted parts in a new string.</text:span></text:p>
      <text:p text:style-name="Text_20_body">Use the start and end parameters to specify the part of the string you want to extract.</text:p>
      <text:p text:style-name="Text_20_body">The first character has the position 0, the second has position 1, and so on.</text:p>
      <text:p text:style-name="P17"><text:span text:style-name="T32"/></text:p>
      <text:p text:style-name="P19"><text:span text:style-name="T11">Example</text:span></text:p>
      <text:p text:style-name="P19"><text:span text:style-name="T11"/></text:p>
      <text:p text:style-name="P19"><text:span text:style-name="T11"><text:s text:c="2"/>var str = "Hello world!"; </text:span></text:p>
      <text:p text:style-name="P19"><text:span text:style-name="T11"><text:s text:c="2"/>var res = str.slice(0, 5);</text:span></text:p>
      <text:p text:style-name="P19"><text:span text:style-name="T11"><text:s text:c="2"/>console.log(res);</text:span></text:p>
      <text:p text:style-name="P19"><text:span text:style-name="T11"/></text:p>
      <text:p text:style-name="P20"><text:span text:style-name="T11">Output</text:span></text:p>
      <text:p text:style-name="P20"><text:span text:style-name="T11"><text:tab/>Hello</text:span></text:p>
      <text:p text:style-name="P20"><text:span text:style-name="T11"/></text:p>
      <text:p text:style-name="P21"><text:span text:style-name="T11">ix) split()</text:span></text:p>
      <text:p text:style-name="P21"><text:span text:style-name="T11"><text:tab/></text:span></text:p>
      <text:p text:style-name="P24"><text:span text:style-name="T33"><text:tab/></text:span><text:span text:style-name="T11">The split() method is used to split a string into an array of substrings, and returns the new array.</text:span></text:p>
      <text:p text:style-name="P24"><text:span text:style-name="T33"/></text:p>
      <text:p text:style-name="P21"><text:span text:style-name="T11">Example</text:span></text:p>
      <text:p text:style-name="P25"><text:soft-page-break/><text:span text:style-name="T11">var str = "How are you doing today?";</text:span></text:p>
      <text:p text:style-name="P25"><text:span text:style-name="T11">var res = str.split(" ");</text:span></text:p>
      <text:p text:style-name="P25"><text:span text:style-name="T11">console.log(res);</text:span></text:p>
      <text:p text:style-name="P25"><text:span text:style-name="T11"/></text:p>
      <text:p text:style-name="P26"><text:span text:style-name="T11">Output</text:span></text:p>
      <text:p text:style-name="P27"><text:span text:style-name="T34"><text:tab/></text:span><text:bookmark text:name="demo"/><text:span text:style-name="T11">How,are,you,doing,today?</text:span></text:p>
      <text:p text:style-name="P26"><text:span text:style-name="T11"/></text:p>
      <text:p text:style-name="P22"><text:span text:style-name="T35">x) substr()</text:span></text:p>
      <text:p text:style-name="P22"><text:span text:style-name="T35"/></text:p>
      <text:p text:style-name="P28"><text:span text:style-name="T35"><text:tab/>The substr() method extracts parts of a string, beginning at the character at the specified position, and returns the specified number of characters.</text:span></text:p>
      <text:p text:style-name="P22"><text:span text:style-name="T35"/></text:p>
      <text:p text:style-name="P22"><text:span text:style-name="T35">Example</text:span></text:p>
      <text:p text:style-name="P22"><text:span text:style-name="T35"><text:tab/>var str = "Hello world!";</text:span></text:p>
      <text:p text:style-name="P22"><text:span text:style-name="T35"><text:tab/></text:span><text:span text:style-name="T36">v</text:span><text:span text:style-name="T35">ar res = str.substr(1, 4);</text:span></text:p>
      <text:p text:style-name="P23"><text:span text:style-name="T35"><text:tab/>console.log(res);</text:span></text:p>
      <text:p text:style-name="P23"><text:span text:style-name="T11"><text:tab/></text:span></text:p>
      <text:p text:style-name="P29"><text:span text:style-name="T11">Output</text:span></text:p>
      <text:p text:style-name="P30"><text:span text:style-name="T37"><text:tab/></text:span><text:span text:style-name="T11">ello</text:span></text:p>
      <text:p text:style-name="P30"><text:span text:style-name="T37"/></text:p>
      <text:p text:style-name="P31"><text:span text:style-name="T37">x</text:span><text:span text:style-name="T11">i) </text:span><text:span text:style-name="T38">substring()</text:span></text:p>
      <text:p text:style-name="P31"><text:span text:style-name="T38"/></text:p>
      <text:p text:style-name="P32"><text:span text:style-name="T38"><text:tab/>The substring() method extracts the characters from a string, between two specified indices, and returns the new sub string.</text:span></text:p>
      <text:p text:style-name="Text_20_body">This method extracts the characters in a string between "start" and "end", not including "end" itself.</text:p>
      <text:p text:style-name="Text_20_body">If "start" is greater than "end", this method will swap the two arguments, meaning str.substring(1, 4) == str.substring(4, 1).</text:p>
      <text:p text:style-name="Text_20_body">If either "start" or "end" is less than 0, it is treated as if it were 0.</text:p>
      <text:p text:style-name="P31"><text:span text:style-name="T38"/></text:p>
      <text:p text:style-name="P33"><text:span text:style-name="T11">Example</text:span></text:p>
      <text:p text:style-name="P34"><text:span text:style-name="T11"><text:tab/></text:span><text:span text:style-name="T39">var str = "Hello world!";</text:span></text:p>
      <text:p text:style-name="P35"><text:soft-page-break/><text:span text:style-name="T11"><text:s text:c="2"/><text:tab/>var res = str.substring(1, 4);</text:span></text:p>
      <text:p text:style-name="P35"><text:span text:style-name="T11"><text:tab/>console.log(res);</text:span></text:p>
      <text:p text:style-name="P35"><text:span text:style-name="T11"/></text:p>
      <text:p text:style-name="P35"><text:span text:style-name="T11">Output</text:span></text:p>
      <text:p text:style-name="P35"><text:span text:style-name="T11"/></text:p>
      <text:p text:style-name="P35"><text:span text:style-name="T11"><text:tab/>ell</text:span></text:p>
      <text:p text:style-name="P35"><text:span text:style-name="T11"/></text:p>
      <text:p text:style-name="P36"><text:span text:style-name="T11"/></text:p>
      <text:p text:style-name="P36"><text:span text:style-name="T11"><text:tab/><text:tab/><text:tab/><text:tab/></text:span><text:span text:style-name="T40">Array Methods</text:span></text:p>
      <text:p text:style-name="P36"><text:span text:style-name="T40"/></text:p>
      <text:p text:style-name="P1"><text:span text:style-name="T40">i</text:span><text:span text:style-name="T11">) join()</text:span></text:p>
      <text:p text:style-name="P37"><text:span text:style-name="T19"><text:tab/></text:span><text:span text:style-name="T11">The </text:span><text:span text:style-name="Source_20_Text"><text:span text:style-name="T11">join()</text:span></text:span><text:span text:style-name="T11"> method also joins all array elements into a string</text:span> in addition you can specify the separator.</text:p>
      <text:p text:style-name="P37"/>
      <text:p text:style-name="P38">Example</text:p>
      <text:p text:style-name="P38"/>
      <text:p text:style-name="P37"><text:span text:style-name="T4">var</text:span><text:span text:style-name="T11"> fruits = [</text:span><text:span text:style-name="T7">"Banana"</text:span><text:span text:style-name="T11">, </text:span><text:span text:style-name="T7">"Orange"</text:span><text:span text:style-name="T11">, </text:span><text:span text:style-name="T7">"Apple"</text:span><text:span text:style-name="T11">, </text:span><text:span text:style-name="T7">"Mango"</text:span><text:span text:style-name="T11">];<text:line-break/>document.getElementById(</text:span><text:span text:style-name="T7">"demo"</text:span><text:span text:style-name="T11">).innerHTML = fruits.join(</text:span><text:span text:style-name="T7">" * "</text:span><text:span text:style-name="T11">);</text:span></text:p>
      <text:p text:style-name="P37"><text:span text:style-name="T11"/></text:p>
      <text:p text:style-name="P38"><text:span text:style-name="T11">Output</text:span></text:p>
      <text:p text:style-name="P37"><text:span text:style-name="T41"><text:tab/></text:span><text:span text:style-name="T11">Banana * Orange * Apple * Mango</text:span></text:p>
      <text:p text:style-name="P38"><text:span text:style-name="T11"/></text:p>
      <text:p text:style-name="P39"><text:span text:style-name="T11">ii) </text:span><text:span text:style-name="T42">pop() and push()</text:span></text:p>
      <text:p text:style-name="P39"><text:span text:style-name="T42"/></text:p>
      <text:p text:style-name="P40"><text:span text:style-name="T42"><text:tab/>The </text:span><text:span text:style-name="Source_20_Text"><text:span text:style-name="T42">pop()</text:span></text:span><text:span text:style-name="T42"> method removes the last element from an array</text:span></text:p>
      <text:p text:style-name="P40"><text:span text:style-name="T42"/></text:p>
      <text:p text:style-name="P40"><text:span text:style-name="T42"><text:tab/>The </text:span><text:span text:style-name="Source_20_Text"><text:span text:style-name="T42">push()</text:span></text:span><text:span text:style-name="T42"> method adds a new element to an array (at the end):</text:span></text:p>
      <text:p text:style-name="P40"><text:span text:style-name="T42"/></text:p>
      <text:p text:style-name="P41"><text:span text:style-name="T42">i</text:span><text:span text:style-name="T11">ii)</text:span><text:span text:style-name="T43">delete</text:span></text:p>
      <text:p text:style-name="P41"><text:span text:style-name="T43"/></text:p>
      <text:p text:style-name="P42"><text:span text:style-name="T43"><text:tab/>Since JavaScript arrays are objects, elements can be deleted by using the JavaScript operator </text:span><text:span text:style-name="Source_20_Text"><text:span text:style-name="T43">delete</text:span></text:span><text:span text:style-name="T43">:</text:span></text:p>
      <text:p text:style-name="P43"><text:soft-page-break/><text:span text:style-name="T11">Example</text:span></text:p>
      <text:p text:style-name="P43"><text:span text:style-name="T11"/></text:p>
      <text:p text:style-name="P44"><text:span text:style-name="T43"><text:tab/></text:span><text:span text:style-name="T4">delete</text:span><text:span text:style-name="T11"> fruits[</text:span><text:span text:style-name="T55">0</text:span><text:span text:style-name="T11">];          </text:span><text:span text:style-name="T55"> </text:span></text:p>
      <text:p text:style-name="P44"><text:span text:style-name="T58">// Changes the first element in fruits to </text:span><text:span text:style-name="Strong_20_Emphasis"><text:span text:style-name="T58">undefined</text:span></text:span><text:span text:style-name="T58"> </text:span></text:p>
      <text:p text:style-name="P1"><text:span text:style-name="T11"/></text:p>
      <text:p text:style-name="P2"><text:span text:style-name="T11">iv) splice()</text:span></text:p>
      <text:p text:style-name="P45"><text:span text:style-name="T20"><text:tab/></text:span></text:p>
      <text:p text:style-name="P45"><text:span text:style-name="T11">The </text:span><text:span text:style-name="Source_20_Text"><text:span text:style-name="T11">splice()</text:span></text:span><text:span text:style-name="T11"> method can be used to add new items to an array: </text:span></text:p>
      <text:p text:style-name="P2"><text:span text:style-name="T11"/></text:p>
      <text:p text:style-name="P3"><text:span text:style-name="T11">Example </text:span></text:p>
      <text:p text:style-name="P3"><text:span text:style-name="T11"/></text:p>
      <text:p text:style-name="P46"><text:span text:style-name="T6">var</text:span><text:span text:style-name="T21"> fruits = [</text:span><text:span text:style-name="T10">"Banana"</text:span><text:span text:style-name="T21">, </text:span><text:span text:style-name="T10">"Orange"</text:span><text:span text:style-name="T21">, </text:span><text:span text:style-name="T10">"Apple"</text:span><text:span text:style-name="T21">, </text:span><text:span text:style-name="T10">"Mango"</text:span><text:span text:style-name="T21">];<text:line-break/>fruits.splice(</text:span><text:span text:style-name="T57">2</text:span><text:span text:style-name="T21">, </text:span><text:span text:style-name="T57">0</text:span><text:span text:style-name="T21">, </text:span><text:span text:style-name="T10">"Lemon"</text:span><text:span text:style-name="T21">, </text:span><text:span text:style-name="T10">"Kiwi"</text:span><text:span text:style-name="T21">);</text:span></text:p>
      <text:p text:style-name="P46"><text:span text:style-name="T21"/></text:p>
      <text:p text:style-name="P47"><text:span text:style-name="T21">O</text:span><text:span text:style-name="T18">utput</text:span></text:p>
      <text:p text:style-name="P47"><text:span text:style-name="T18"><text:tab/></text:span></text:p>
      <text:p text:style-name="P48"><text:span text:style-name="T22"><text:tab/></text:span><text:span text:style-name="T18">Banana,Orange,Lemon,Kiwi,Apple,Mango</text:span></text:p>
      <text:p text:style-name="P48"><text:span text:style-name="T22"/></text:p>
      <text:p text:style-name="P49"><text:span text:style-name="T22">v</text:span><text:span text:style-name="T18">) slice()</text:span></text:p>
      <text:p text:style-name="P49"><text:span text:style-name="T18"/></text:p>
      <text:p text:style-name="P49"><text:span text:style-name="T18">The </text:span><text:span text:style-name="Source_20_Text"><text:span text:style-name="T18">slice()</text:span></text:span><text:span text:style-name="T18"> method slices out a piece of an array into a new array.</text:span></text:p>
      <text:p text:style-name="P49"><text:span text:style-name="T18"/></text:p>
      <text:p text:style-name="P50"><text:span text:style-name="T18">Example</text:span></text:p>
      <text:p text:style-name="P51"><text:span text:style-name="T5">var</text:span><text:span text:style-name="T18"> fruits = [</text:span><text:span text:style-name="T9">"Banana"</text:span><text:span text:style-name="T18">, </text:span><text:span text:style-name="T9">"Orange"</text:span><text:span text:style-name="T18">, </text:span><text:span text:style-name="T9">"Lemon"</text:span><text:span text:style-name="T18">, </text:span><text:span text:style-name="T9">"Apple"</text:span><text:span text:style-name="T18">, </text:span><text:span text:style-name="T9">"Mango"</text:span><text:span text:style-name="T18">];<text:line-break/></text:span><text:span text:style-name="T5">var</text:span><text:span text:style-name="T18"> citrus = fruits.slice(</text:span><text:span text:style-name="T56">3</text:span><text:span text:style-name="T18">);</text:span></text:p>
      <text:p text:style-name="P51"><text:span text:style-name="T18"/></text:p>
      <text:p text:style-name="P52"><text:span text:style-name="T18">Output</text:span></text:p>
      <text:p text:style-name="P52"><text:span text:style-name="T18"/></text:p>
      <text:p text:style-name="P53"><text:span text:style-name="T24"><text:tab/></text:span><text:span text:style-name="T18">Apple,Mango</text:span></text:p>
      <text:p text:style-name="P53"><text:span text:style-name="T24"/></text:p>
      <text:p text:style-name="P54"><text:span text:style-name="T24">v</text:span><text:span text:style-name="T18">i) </text:span><text:span text:style-name="T25">sort()</text:span></text:p>
      <text:p text:style-name="P54"><text:span text:style-name="T25"/></text:p>
      <text:p text:style-name="P55"><text:span text:style-name="T25"><text:tab/>The </text:span><text:span text:style-name="Source_20_Text"><text:span text:style-name="T25">sort()</text:span></text:span><text:span text:style-name="T25"> method sorts an array alphabetically</text:span></text:p>
      <text:p text:style-name="P56"><text:soft-page-break/><text:span text:style-name="T25">E</text:span><text:span text:style-name="T18">xample </text:span></text:p>
      <text:p text:style-name="P57"><text:span text:style-name="T27">var fruits = ["Banana", "Orange", "Apple", "Mango"];</text:span></text:p>
      <text:p text:style-name="P57"><text:span text:style-name="T27">document.getElementById("demo").innerHTML = fruits;</text:span><text:span text:style-name="T18"><text:tab/></text:span></text:p>
      <text:p text:style-name="P56"><text:span text:style-name="T18"/></text:p>
      <text:p text:style-name="P56"><text:span text:style-name="T18">Output</text:span></text:p>
      <text:p text:style-name="P58"><text:span text:style-name="T26"><text:tab/></text:span><text:bookmark text:name="demo1"/><text:span text:style-name="T18">Banana,Orange,Apple,Mango</text:span></text:p>
      <text:p text:style-name="P56"><text:span text:style-name="T18"/></text:p>
      <text:p text:style-name="P59"><text:span text:style-name="T18">vii) </text:span><text:span text:style-name="T28">reverse()</text:span></text:p>
      <text:p text:style-name="P59"><text:span text:style-name="T28"/></text:p>
      <text:p text:style-name="P60"><text:span text:style-name="T28"><text:tab/>The </text:span><text:span text:style-name="Source_20_Text"><text:span text:style-name="T28">reverse()</text:span></text:span><text:span text:style-name="T28"> method reverses the elements in an array.</text:span></text:p>
      <text:p text:style-name="P61"><text:span text:style-name="T28"/></text:p>
      <text:p text:style-name="P61"><text:span text:style-name="T28">E</text:span><text:span text:style-name="T18">xample</text:span></text:p>
      <text:p text:style-name="P62"><text:span text:style-name="T5">var</text:span><text:span text:style-name="T18"> fruits = [</text:span><text:span text:style-name="T9">"Banana"</text:span><text:span text:style-name="T18">, </text:span><text:span text:style-name="T9">"Orange"</text:span><text:span text:style-name="T18">, </text:span><text:span text:style-name="T9">"Apple"</text:span><text:span text:style-name="T18">, </text:span><text:span text:style-name="T9">"Mango"</text:span><text:span text:style-name="T18">];<text:line-break/>fruits.sort();       </text:span><text:span text:style-name="T56"> </text:span><text:span text:style-name="T59">// First sort the elements of fruits <text:line-break/></text:span><text:span text:style-name="T18">fruits.reverse();     </text:span><text:span text:style-name="T59">// Then reverse the order of the elements </text:span></text:p>
      <text:p text:style-name="P61"><text:span text:style-name="T18"/></text:p>
      <text:p text:style-name="P63"><text:span text:style-name="T18">Output</text:span></text:p>
      <text:p text:style-name="P63"><text:span text:style-name="T18"/></text:p>
      <text:p text:style-name="P64"><text:span text:style-name="T30"><text:tab/></text:span><text:bookmark text:name="demo2"/><text:span text:style-name="T18">Orange,Mango,Banana,Apple</text:span></text:p>
      <text:p text:style-name="P63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22:06:15.264239414</meta:creation-date>
    <dc:date>2020-07-16T08:56:39.487828580</dc:date>
    <meta:editing-duration>PT10H29M21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8" meta:paragraph-count="154" meta:word-count="832" meta:character-count="5460" meta:non-whitespace-character-count="4601"/>
  </office:meta>
</office:document-meta>
</file>